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Bold" svg:font-family="Times-Bold"/>
    <style:font-face style:name="Times-BoldItalic" svg:font-family="Times-BoldItalic"/>
    <style:font-face style:name="Times-Italic" svg:font-family="Times-Italic"/>
    <style:font-face style:name="Times-Roman" svg:font-family="Times-Roman"/>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Fliesstext">
      <style:text-properties fo:language="en" fo:country="US"/>
    </style:style>
    <style:style style:name="P3" style:family="paragraph" style:parent-style-name="gL_5f_Fliesstext">
      <style:text-properties fo:font-size="14pt" fo:language="en" fo:country="US" style:font-size-asian="14pt" style:font-size-complex="14pt"/>
    </style:style>
    <style:style style:name="P4" style:family="paragraph" style:parent-style-name="gL_5f_Fliesstext">
      <style:text-properties style:font-name="Times-Roman" fo:font-size="16pt" fo:language="en" fo:country="US" fo:font-weight="bold" style:font-size-asian="16pt" style:font-weight-asian="bold" style:font-size-complex="16pt" style:font-weight-complex="bold"/>
    </style:style>
    <style:style style:name="P5" style:family="paragraph" style:parent-style-name="gL_5f_Fliesstext_5f_Folge">
      <style:text-properties fo:language="en" fo:country="US"/>
    </style:style>
    <style:style style:name="P6" style:family="paragraph" style:parent-style-name="gL_5f_Fliesstext_5f_Folge">
      <style:text-properties style:font-name="Times-Roman" fo:language="en" fo:country="US"/>
    </style:style>
    <style:style style:name="P7" style:family="paragraph" style:parent-style-name="gL_5f_Fliesstext_5f_Abstand_5f_davor_5f_und_5f_Einzug">
      <style:text-properties fo:language="en" fo:country="US"/>
    </style:style>
    <style:style style:name="P8" style:family="paragraph" style:parent-style-name="gL_5f_Bibelzitat_5f_Abstand_5f_davor">
      <style:text-properties fo:language="en" fo:country="US"/>
    </style:style>
    <style:style style:name="P9" style:family="paragraph" style:parent-style-name="gL_5f_Fliesstext_5f_Folge_5f_und_5f_Abstand_5f_davor">
      <style:text-properties fo:language="en" fo:country="US"/>
    </style:style>
    <style:style style:name="P10" style:family="paragraph" style:parent-style-name="gL_5f_Bibelzitat_5f_kein_5f_Abstand_5f_davor_5f__28_Folgezeile_29_">
      <style:text-properties style:font-name="Times-Roman" fo:language="en" fo:country="US"/>
    </style:style>
    <style:style style:name="P11" style:family="paragraph" style:parent-style-name="gL_5f_Fliesstext_5f_Abstand_5f_davor">
      <style:text-properties style:font-name="Times-Roman" fo:language="en" fo:country="US"/>
    </style:style>
    <style:style style:name="P12" style:family="paragraph" style:parent-style-name="gL_5f_Fliesstext_5f_Folge" style:list-style-name="L1">
      <style:text-properties fo:font-variant="normal" fo:text-transform="none" fo:color="#000000" style:font-name="Times-Roman" fo:font-size="10pt" fo:language="en" fo:country="US" fo:font-style="normal"/>
    </style:style>
    <style:style style:name="P13" style:family="paragraph" style:parent-style-name="gL_5f_Titel" style:master-page-name="gL_5f_Seitenvorlage_5f_mehr_5f_Platz_5f_Fusszeile">
      <style:paragraph-properties style:page-number="auto" fo:break-before="page"/>
      <style:text-properties fo:language="en" fo:country="US"/>
    </style:style>
    <style:style style:name="T1" style:family="text">
      <style:text-properties style:use-window-font-color="true"/>
    </style:style>
    <style:style style:name="T2" style:family="text">
      <style:text-properties fo:font-variant="normal" fo:text-transform="none" fo:color="#000000" style:font-name="TimesNewRoman1" fo:font-size="11pt" fo:font-style="italic" fo:font-weight="bold" style:font-style-asian="italic" style:font-weight-asian="bold" style:font-style-complex="italic" style:font-weight-complex="bold"/>
    </style:style>
    <style:style style:name="T3" style:family="text">
      <style:text-properties fo:font-variant="normal" fo:text-transform="none" fo:color="#000000" style:font-name="TimesNewRoman1" fo:font-size="11pt" fo:font-style="italic" style:font-style-asian="italic" style:font-style-complex="italic"/>
    </style:style>
    <style:style style:name="T4" style:family="text">
      <style:text-properties style:font-name="Times-Roman"/>
    </style:style>
    <style:style style:name="T5" style:family="text">
      <style:text-properties style:font-name="Times-Roman" fo:font-weight="bold" style:font-weight-asian="bold" style:font-weight-complex="bold"/>
    </style:style>
    <style:style style:name="T6" style:family="text">
      <style:text-properties style:font-name="Times-Bold"/>
    </style:style>
    <style:style style:name="T7" style:family="text">
      <style:text-properties style:font-name="Times-Bold" fo:font-weight="bold" style:font-weight-asian="bold" style:font-weight-complex="bold"/>
    </style:style>
    <style:style style:name="T8" style:family="text">
      <style:text-properties style:font-name="Times-Italic"/>
    </style:style>
    <style:style style:name="T9" style:family="text">
      <style:text-properties style:font-name="Times-Italic" fo:font-style="italic" style:font-style-asian="italic" style:font-style-complex="italic"/>
    </style:style>
    <style:style style:name="T10" style:family="text">
      <style:text-properties style:font-name="Times-BoldItalic" fo:font-weight="bold" style:font-weight-asian="bold" style:font-weight-complex="bold"/>
    </style:style>
    <style:style style:name="T11" style:family="text">
      <style:text-properties style:font-name="Times-BoldItalic" fo:font-style="italic" fo:font-weight="bold" style:font-style-asian="italic" style:font-weight-asian="bold" style:font-style-complex="italic" style:font-weight-complex="bold"/>
    </style:style>
    <style:style style:name="T12" style:family="text">
      <style:text-properties fo:color="#000000"/>
    </style:style>
    <style:style style:name="T13" style:family="text">
      <style:text-properties fo:color="#000000" style:font-name="Times-Bold"/>
    </style:style>
    <style:style style:name="T14" style:family="text">
      <style:text-properties fo:color="#000000" style:font-name="Times-Bold" fo:font-style="italic" fo:font-weight="bold" style:font-style-asian="italic" style:font-weight-asian="bold" style:font-style-complex="italic" style:font-weight-complex="bold"/>
    </style:style>
    <style:style style:name="T15" style:family="text">
      <style:text-properties fo:color="#000000" style:font-name="Times-Bold" fo:font-weight="bold" style:font-weight-asian="bold" style:font-weight-complex="bold"/>
    </style:style>
    <style:style style:name="T16" style:family="text">
      <style:text-properties fo:color="#000000" style:font-name="TimesNewRoman1" fo:font-size="11pt" fo:font-style="italic" fo:font-weight="bold" style:font-style-asian="italic" style:font-weight-asian="bold" style:font-style-complex="italic" style:font-weight-complex="bold"/>
    </style:style>
    <style:style style:name="T17" style:family="text">
      <style:text-properties fo:color="#000000" fo:font-style="italic" style:font-style-asian="italic" style:font-style-complex="italic"/>
    </style:style>
    <style:style style:name="T18"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omans Road Unedited</text:p>
      <text:p text:style-name="P2"/>
      <text:p text:style-name="P2">The Romans Road to Salvation presentation (from the book of Romans), usually cites the following selected verses to prov<text:span text:style-name="T12">e five basic points of evangelism: </text:span></text:p>
      <text:list xml:id="list22244147" text:style-name="L1">
        <text:list-item>
          <text:p text:style-name="P12">We are all sinners (Rom. 3:10,23).</text:p>
        </text:list-item>
        <text:list-item>
          <text:p text:style-name="P12">The wages of our sins is death (Rom. 6:23).</text:p>
        </text:list-item>
        <text:list-item>
          <text:p text:style-name="P12">Jesus paid our sin debt on the cross (Rom. 5:8).</text:p>
        </text:list-item>
        <text:list-item>
          <text:p text:style-name="P12">Salvation comes by faith, that is, by confessing with our mouths and believing in our hearts (Rom. 10:9,10).</text:p>
        </text:list-item>
        <text:list-item>
          <text:p text:style-name="P12">Call on the Lord for salvation and get saved (Rom. 10:13).</text:p>
        </text:list-item>
      </text:list>
      <text:p text:style-name="P9">Whoever established these five points as gospel keys for an unsaved person to become enlightened to salvation omitted other critical passages also from the book of Romans which are related to salvation. They are:</text:p>
      <text:p text:style-name="P8">To those who by <text:span text:style-name="T7">persistence in doing good</text:span><text:span text:style-name="T6"> </text:span>seek glory, honor and immortality, <text:span text:style-name="T7">he will give eternal life</text:span><text:span text:style-name="T6"> </text:span>(Rom. 2:7).</text:p>
      <text:p text:style-name="P8"><text:span text:style-name="T7">For if you live according to the sinful nature</text:span>, you will die; but if by the Spirit you put to death the misdeeds of the body, you will live (Rom. 8:13).</text:p>
      <text:p text:style-name="P8">You will say then, “Branches were broken off so that I could be grafted in.” Granted. But <text:span text:style-name="T7">they were broken off because of unbelief and you stand by faith. Do not be arrogant, but be afraid. For if God did not spare the natural branches, he will not spare you either</text:span><text:span text:style-name="T6">. </text:span>Consider therefore the kindness and sternness of God: sternness to those who fell, but <text:span text:style-name="T7">kindness to you, provided that you continue in his kindness. Otherwise you also will be cut off. And if they do not persist in unbelief, they will be grafted in</text:span>, for God is able to graft them in <text:span text:style-name="T7">again</text:span><text:span text:style-name="T6"> </text:span>(Rom. 11:19-23).</text:p>
      <text:p text:style-name="P9">Since these last three cited passages all cause much trouble for the once saved always saved crowd, do you think the person (or persons) who omitted them when formulating the Romans Road might have been eternal security proponents?</text:p>
      <text:p text:style-name="P5">Furthermore, the <text:span text:style-name="T9">righteousness that comes by faith</text:span><text:span text:style-name="T8"> </text:span>is not mentioned at all in the Romans Road salvation presentation! The books of Romans, more so than any other book in the New Testament, stresses this! Paul wrote:</text:p>
      <text:p text:style-name="P8">What then shall we say? That the Gentiles, who did not pursue righteousness, have obtained it, <text:span text:style-name="T7">a righteousness that is by faith</text:span>; but Israel, who pursued a law of righteousness, has not attained it. Why not? Because <text:span text:style-name="T7">they pursued it not by faith</text:span><text:span text:style-name="T6"> </text:span>but as it were by works. They stumbled over the “stumbling stone.” As it is written: “See, I lay in Zion a stone that causes men to stumble and a rock that makes them fall, and <text:span text:style-name="T7">the one who trusts in him</text:span><text:span text:style-name="T6"> </text:span>will never be put to shame.” Brothers, my heart’s desire and prayer to God for the Israelites is that they may be saved. For I <text:span text:style-name="T12">can testify about them that they are zealous for God, but their zeal </text:span><text:span text:style-name="T13">is </text:span><text:span text:style-name="T15">not based on knowledge</text:span><text:span text:style-name="T12">. Since </text:span><text:span text:style-name="T17">they did not </text:span><text:span text:style-name="T14">know the righteousness that co</text:span><text:span text:style-name="T16">mes from God and sought to establish their own, they did not </text:span><text:span text:style-name="T2">submit to God's righteousness</text:span><text:span text:style-name="T3">. Christ is the end of the law so that there may be </text:span><text:span text:style-name="T2">righteousness for everyone who believes</text:span><text:span text:style-name="T3"> (Rom. 9:30-10:4).</text:span></text:p>
      <text:p text:style-name="P9"><text:span text:style-name="T4">Now, if that important passage would be coupled with the aforementioned Rom. 2:7; 8:13 and 11:19-23, the Romans Road would be a </text:span><text:span text:style-name="T18">much</text:span> <text:span text:style-name="T4">better presentation of the Gospel as far as accuracy is concerned with its imputed righteousness and conditional security for the believer.</text:span></text:p>
      <text:p text:style-name="P6">Beyond all of this, Rom. 3:21 -24 adds to our understanding of imputed righteousness:</text:p>
      <text:p text:style-name="P8"><text:span text:style-name="T4">But now </text:span><text:span text:style-name="T18">a righteousness from God, apart from law</text:span><text:span text:style-name="T4">, has been made known, to which the Law and the Prophets testify. </text:span><text:span text:style-name="T18">This righteousness from God comes through faith in Jesus Christ to all who BELIEVE</text:span><text:span text:style-name="T4">. There is no difference, for all have sinned and fall short of the glory of God, and </text:span><text:span text:style-name="T18">are justified freely by his grace through the redemption that came by Christ Jesus</text:span><text:span text:style-name="T5">.</text:span></text:p>
      <text:p text:style-name="P9"><text:span text:style-name="T4">Please note the word </text:span><text:span text:style-name="T9">believe</text:span><text:span text:style-name="T8"> </text:span><text:span text:style-name="T4">in Rom. 3:22. </text:span><text:span text:style-name="T18">This word </text:span><text:span text:style-name="T11">believe</text:span><text:span text:style-name="T10"> </text:span><text:span text:style-name="T18">in the Greek is a continuous tense</text:span><text:span text:style-name="T4">. Hence, Paul was saying the condition for </text:span><text:span text:style-name="T9">this righteousness from</text:span><text:span text:style-name="T8"> God </text:span><text:span text:style-name="T18">is a continuous belief in Christ</text:span> <text:span text:style-name="T4">which is also the implied meaning </text:span><text:soft-page-break/><text:span text:style-name="T4">of the </text:span><text:span text:style-name="T9">grace</text:span><text:span text:style-name="T8"> </text:span><text:span text:style-name="T4">mentioned in verse 24. This is an important point — for it refutes the false view that many eternal security proponents embrace, like R. B. Thieme who said:</text:span></text:p>
      <text:p text:style-name="P7"><text:span text:style-name="T4">“Yet </text:span><text:span text:style-name="T18">believers who become agnostics are still saved</text:span><text:span text:style-name="T4">; they are still born again</text:span>. <text:span text:style-name="T18">You can even become an atheist</text:span><text:span text:style-name="T4">; but if you once accepted Christ as saviour, you cannot lose your salvation, even though you deny God” [</text:span><text:span text:style-name="T9">Apes and Peacocks or The Pursuit of Happiness</text:span><text:span text:style-name="T8"> </text:span><text:span text:style-name="T4">(Houston: Thieme, 1973), p. 23 as quoted in </text:span><text:span text:style-name="T9">The Gospel According To Jesus</text:span><text:span text:style-name="T8"> </text:span><text:span text:style-name="T4">by John F. MacArthur, p. 98 (emphasis ours).]</text:span></text:p>
      <text:p text:style-name="P11">Charles Stanley teaches the same way:</text:p>
      <text:p text:style-name="P7"><text:span text:style-name="T4">“... </text:span><text:span text:style-name="T18">believers who lose or abandon their faith will retain their salvation</text:span> <text:span text:style-name="T4">...” </text:span><text:span text:style-name="T8">(Eternal Security: </text:span><text:span text:style-name="T9">Can You Be Sure?</text:span><text:span text:style-name="T4">, Oliver-Nelson Books, 1990, p. 94) [emphasis ours].</text:span></text:p>
      <text:p text:style-name="P9"><text:span text:style-name="T18">Eternal security (or the perseverance of the saints), like the Catholic doctrine of Purgatory, is a false hope that is misleading many sincere people. It needs to be openly addressed and refuted as never before. If these added verses of Scripture would be presented and expanded upon in the Romans Road gospel presentation, the problem of the perseverance of the saints would not be as great as it is today</text:span><text:span text:style-name="T4">. This is especially so if Rom. 11 :19-23 would also be repeated at the very end of such a gospel presentation. </text:span><text:span text:style-name="T18">If all these verses corporately were Paul’s gospel of grace, how do some conveniently omit the ones revealing the necessity of continuous tense belief on Christ and a conditional security for the believer?</text:span> <text:span text:style-name="T4">See also 1 Cor. 15:2.</text:span></text:p>
      <text:p text:style-name="P6">One must ask himself, “How could all these important verses regarding the subject of salvation be omitted from the universally known Romans Road gospel presentation?” Clearly, the omitted passages herein cited are just as inspired as those commonly known! Moreover, they all address the issue of salvation! How then can one warrant the omission of these key verses? Paul wanted his readers to know these truths!</text:p>
      <text:p text:style-name="P6">Also, one might wonder why Rom. 3:23 would be magnified, but not Rom. 3:22, the preceding verse which teaches a continuous tense belief for imputed righteousness! The same kind of omission is found in Rom. 6 where verse 23 is cited but not verse 22! Why, when the omitted verse(s) also contain important information about salvation that is not contained anywhere in the commonly known Romans Road?</text:p>
      <text:p text:style-name="P5"><text:span text:style-name="T4">Beloved, be not deceived — </text:span><text:span text:style-name="T18">you must continue in the faith or you will certainly be lost</text:span> <text:span text:style-name="T4">(Rom. 3:22), sin can bring about spiritual death (Rom. 8:13) and we must persist in doing good to get eternal life (Rom. 2:7). [Eternal life is also shown in the Bible to be a present-tense possession at the point of salvation, 1 Jn. 5:12.] Don’t be deceived by the popular Romans Road gospel presentation that would suggest these are not so! To believe otherwise is to show yourself deceived about these extremely important facets of salvation. John wrote:</text:span></text:p>
      <text:p text:style-name="P8"><text:span text:style-name="T4">See that what you have heard from the beginning remains in you</text:span>. <text:span text:style-name="T18">IF IT DOES, you also will remain in the Son and in the Father. And this is what he promised us — even eternal life</text:span> <text:span text:style-name="T4">(1 Jn. 2:24,25).</text:span></text:p>
      <text:p text:style-name="P10"/>
      <text:p text:style-name="P4">EvangelicalOutreach.Org</text:p>
      <text:p text:style-name="P3">PO Box 265 Washington PA 15301</text:p>
      <text:p text:style-name="P3">EternalLifeBlog.Com</text:p>
      <text:p text:style-name="P3">EvangelicalOutreach.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Bold" svg:font-family="Times-Bold"/>
    <style:font-face style:name="Times-BoldItalic" svg:font-family="Times-BoldItalic"/>
    <style:font-face style:name="Times-Italic" svg:font-family="Times-Italic"/>
    <style:font-face style:name="Times-Roman" svg:font-family="Times-Roman"/>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0H19M36S</meta:editing-duration>
    <meta:editing-cycles>8</meta:editing-cycles>
    <meta:generator>OpenOffice.org/3.2$Win32 OpenOffice.org_project/320m12$Build-9483</meta:generator>
    <meta:initial-creator>Simon Ott</meta:initial-creator>
    <dc:date>2015-03-30T02:07:51.83</dc:date>
    <dc:creator>Simon Ott</dc:creator>
    <meta:document-statistic meta:table-count="0" meta:image-count="0" meta:object-count="0" meta:page-count="2" meta:paragraph-count="31" meta:word-count="1232" meta:character-count="6998"/>
  </office:meta>
</office:document-meta>
</file>